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6929in" svg:y="42.1728in">
            <draw:object draw:notify-on-update-of-ranges="Sheet1.A1:Sheet1.A249 Sheet1.B1:Sheet1.B2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63.5164" calcext:value-type="float">
            <text:p>63.516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36882" calcext:value-type="float">
            <text:p>2.3688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40007" calcext:value-type="float">
            <text:p>3.4000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00026" calcext:value-type="float">
            <text:p>3.0002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13808" calcext:value-type="float">
            <text:p>0.1380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88592" calcext:value-type="float">
            <text:p>1.8859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59369" calcext:value-type="float">
            <text:p>3.5936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91282" calcext:value-type="float">
            <text:p>0.79128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211" calcext:value-type="float">
            <text:p>1.621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57816" calcext:value-type="float">
            <text:p>1.5781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91101" calcext:value-type="float">
            <text:p>2.9110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0533527" calcext:value-type="float">
            <text:p>0.053352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09966" calcext:value-type="float">
            <text:p>1.0996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27553" calcext:value-type="float">
            <text:p>4.2755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8337" calcext:value-type="float">
            <text:p>1.6833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91685" calcext:value-type="float">
            <text:p>4.9168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.8004" calcext:value-type="float">
            <text:p>6.800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64442" calcext:value-type="float">
            <text:p>3.6444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36796" calcext:value-type="float">
            <text:p>2.3679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15003" calcext:value-type="float">
            <text:p>1.1500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77688" calcext:value-type="float">
            <text:p>2.7768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75848" calcext:value-type="float">
            <text:p>0.47584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26173" calcext:value-type="float">
            <text:p>1.2617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142494" calcext:value-type="float">
            <text:p>0.14249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4712" calcext:value-type="float">
            <text:p>1.9471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7.17618" calcext:value-type="float">
            <text:p>7.1761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60734" calcext:value-type="float">
            <text:p>0.26073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89511" calcext:value-type="float">
            <text:p>0.8951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12304" calcext:value-type="float">
            <text:p>3.1230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274" calcext:value-type="float">
            <text:p>1.727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40504" calcext:value-type="float">
            <text:p>1.4050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8311" calcext:value-type="float">
            <text:p>0.7831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60748" calcext:value-type="float">
            <text:p>0.76074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09573" calcext:value-type="float">
            <text:p>1.0957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2973" calcext:value-type="float">
            <text:p>1.9297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589" calcext:value-type="float">
            <text:p>2.58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84031" calcext:value-type="float">
            <text:p>0.48403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08018" calcext:value-type="float">
            <text:p>1.0801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08833" calcext:value-type="float">
            <text:p>0.20883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354" calcext:value-type="float">
            <text:p>0.535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14017" calcext:value-type="float">
            <text:p>3.1401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640133" calcext:value-type="float">
            <text:p>0.64013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1257" calcext:value-type="float">
            <text:p>1.9125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88685" calcext:value-type="float">
            <text:p>0.28868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5913" calcext:value-type="float">
            <text:p>0.9591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13651" calcext:value-type="float">
            <text:p>1.1365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7.57702" calcext:value-type="float">
            <text:p>7.5770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81178" calcext:value-type="float">
            <text:p>1.8117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18077" calcext:value-type="float">
            <text:p>4.1807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7.18313" calcext:value-type="float">
            <text:p>7.1831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40151" calcext:value-type="float">
            <text:p>3.4015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68135" calcext:value-type="float">
            <text:p>2.6813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9093" calcext:value-type="float">
            <text:p>1.9909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25833" calcext:value-type="float">
            <text:p>1.2583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25029" calcext:value-type="float">
            <text:p>0.72502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39962" calcext:value-type="float">
            <text:p>1.3996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25197" calcext:value-type="float">
            <text:p>3.2519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06378" calcext:value-type="float">
            <text:p>4.0637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6419" calcext:value-type="float">
            <text:p>1.9641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17605" calcext:value-type="float">
            <text:p>1.1760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80929" calcext:value-type="float">
            <text:p>0.48092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9896" calcext:value-type="float">
            <text:p>3.989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48959" calcext:value-type="float">
            <text:p>5.4895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628009" calcext:value-type="float">
            <text:p>0.62800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72244" calcext:value-type="float">
            <text:p>3.7224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87136" calcext:value-type="float">
            <text:p>5.8713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57192" calcext:value-type="float">
            <text:p>1.5719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21765" calcext:value-type="float">
            <text:p>3.2176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26061" calcext:value-type="float">
            <text:p>3.2606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9.99614" calcext:value-type="float">
            <text:p>9.9961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74093" calcext:value-type="float">
            <text:p>2.7409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39159" calcext:value-type="float">
            <text:p>5.3915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39678" calcext:value-type="float">
            <text:p>2.3967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87444" calcext:value-type="float">
            <text:p>0.78744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0757686" calcext:value-type="float">
            <text:p>0.075768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72678" calcext:value-type="float">
            <text:p>0.97267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38001" calcext:value-type="float">
            <text:p>2.3800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88278" calcext:value-type="float">
            <text:p>2.8827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26448" calcext:value-type="float">
            <text:p>0.92644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87746" calcext:value-type="float">
            <text:p>0.98774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10774" calcext:value-type="float">
            <text:p>4.1077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55324" calcext:value-type="float">
            <text:p>4.5532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82312" calcext:value-type="float">
            <text:p>1.8231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44625" calcext:value-type="float">
            <text:p>0.44462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51623" calcext:value-type="float">
            <text:p>1.5162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75597" calcext:value-type="float">
            <text:p>4.7559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117826" calcext:value-type="float">
            <text:p>0.11782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12113" calcext:value-type="float">
            <text:p>3.1211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5015" calcext:value-type="float">
            <text:p>0.2501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61808" calcext:value-type="float">
            <text:p>0.6180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09037" calcext:value-type="float">
            <text:p>3.0903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07534" calcext:value-type="float">
            <text:p>1.0753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48515" calcext:value-type="float">
            <text:p>1.4851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78256" calcext:value-type="float">
            <text:p>3.782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2548" calcext:value-type="float">
            <text:p>1.9254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78633" calcext:value-type="float">
            <text:p>0.57863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2869" calcext:value-type="float">
            <text:p>5.286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04377" calcext:value-type="float">
            <text:p>3.0437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8186" calcext:value-type="float">
            <text:p>1.7818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0045" calcext:value-type="float">
            <text:p>1.9004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36942" calcext:value-type="float">
            <text:p>1.3694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40337" calcext:value-type="float">
            <text:p>4.4033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45464" calcext:value-type="float">
            <text:p>0.24546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59868" calcext:value-type="float">
            <text:p>1.5986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83371" calcext:value-type="float">
            <text:p>0.98337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00334" calcext:value-type="float">
            <text:p>2.0033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0293" calcext:value-type="float">
            <text:p>1.6029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6145" calcext:value-type="float">
            <text:p>0.4614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04244" calcext:value-type="float">
            <text:p>0.50424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35515" calcext:value-type="float">
            <text:p>0.43551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67131" calcext:value-type="float">
            <text:p>2.6713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2067" calcext:value-type="float">
            <text:p>3.206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2677" calcext:value-type="float">
            <text:p>2.267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5054" calcext:value-type="float">
            <text:p>1.9505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05472" calcext:value-type="float">
            <text:p>2.0547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625541" calcext:value-type="float">
            <text:p>0.62554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637241" calcext:value-type="float">
            <text:p>0.63724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53068" calcext:value-type="float">
            <text:p>2.5306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52123" calcext:value-type="float">
            <text:p>1.5212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53845" calcext:value-type="float">
            <text:p>2.5384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9729" calcext:value-type="float">
            <text:p>4.972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99077" calcext:value-type="float">
            <text:p>2.9907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5059" calcext:value-type="float">
            <text:p>2.505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0083" calcext:value-type="float">
            <text:p>1.6008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05169" calcext:value-type="float">
            <text:p>5.0516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03712" calcext:value-type="float">
            <text:p>1.0371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59096" calcext:value-type="float">
            <text:p>0.75909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49831" calcext:value-type="float">
            <text:p>1.4983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19403" calcext:value-type="float">
            <text:p>2.1940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24461" calcext:value-type="float">
            <text:p>3.2446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30037" calcext:value-type="float">
            <text:p>0.93003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22255" calcext:value-type="float">
            <text:p>0.42225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11246" calcext:value-type="float">
            <text:p>3.1124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28262" calcext:value-type="float">
            <text:p>0.22826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686295" calcext:value-type="float">
            <text:p>0.68629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.79147" calcext:value-type="float">
            <text:p>6.7914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30794" calcext:value-type="float">
            <text:p>5.3079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71867" calcext:value-type="float">
            <text:p>2.7186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87979" calcext:value-type="float">
            <text:p>3.8797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49416" calcext:value-type="float">
            <text:p>2.4941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12197" calcext:value-type="float">
            <text:p>1.1219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6029" calcext:value-type="float">
            <text:p>3.602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04634" calcext:value-type="float">
            <text:p>0.70463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0327596" calcext:value-type="float">
            <text:p>0.032759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42935" calcext:value-type="float">
            <text:p>4.4293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08409" calcext:value-type="float">
            <text:p>0.50840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48083" calcext:value-type="float">
            <text:p>0.44808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62716" calcext:value-type="float">
            <text:p>0.76271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90179" calcext:value-type="float">
            <text:p>2.9017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29496" calcext:value-type="float">
            <text:p>0.32949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53058" calcext:value-type="float">
            <text:p>4.5305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56816" calcext:value-type="float">
            <text:p>1.5681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.02226" calcext:value-type="float">
            <text:p>6.0222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60017" calcext:value-type="float">
            <text:p>0.56001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41274" calcext:value-type="float">
            <text:p>1.4127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23946" calcext:value-type="float">
            <text:p>1.2394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8492" calcext:value-type="float">
            <text:p>1.6849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68753" calcext:value-type="float">
            <text:p>0.26875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34565" calcext:value-type="float">
            <text:p>1.3456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69622" calcext:value-type="float">
            <text:p>0.76962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08426" calcext:value-type="float">
            <text:p>2.0842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8508" calcext:value-type="float">
            <text:p>1.850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45615" calcext:value-type="float">
            <text:p>1.4561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86559" calcext:value-type="float">
            <text:p>0.38655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45607" calcext:value-type="float">
            <text:p>4.4560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72878" calcext:value-type="float">
            <text:p>0.97287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02184" calcext:value-type="float">
            <text:p>2.0218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80705" calcext:value-type="float">
            <text:p>4.8070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8.0244" calcext:value-type="float">
            <text:p>8.024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49828" calcext:value-type="float">
            <text:p>1.4982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17717" calcext:value-type="float">
            <text:p>0.1771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44768" calcext:value-type="float">
            <text:p>1.4476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76513" calcext:value-type="float">
            <text:p>3.7651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08469" calcext:value-type="float">
            <text:p>0.40846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28633" calcext:value-type="float">
            <text:p>4.2863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89536" calcext:value-type="float">
            <text:p>1.8953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74756" calcext:value-type="float">
            <text:p>2.747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01715" calcext:value-type="float">
            <text:p>2.0171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70452" calcext:value-type="float">
            <text:p>4.7045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4991" calcext:value-type="float">
            <text:p>2.499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63009" calcext:value-type="float">
            <text:p>0.76300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29696" calcext:value-type="float">
            <text:p>2.2969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89289" calcext:value-type="float">
            <text:p>1.8928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89756" calcext:value-type="float">
            <text:p>0.5897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45821" calcext:value-type="float">
            <text:p>2.4582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2459" calcext:value-type="float">
            <text:p>3.245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76897" calcext:value-type="float">
            <text:p>0.37689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8638" calcext:value-type="float">
            <text:p>1.7863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649166" calcext:value-type="float">
            <text:p>0.64916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33247" calcext:value-type="float">
            <text:p>5.3324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2703" calcext:value-type="float">
            <text:p>0.3270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9.08091" calcext:value-type="float">
            <text:p>9.0809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2585" calcext:value-type="float">
            <text:p>1.7258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96856" calcext:value-type="float">
            <text:p>0.3968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0307" calcext:value-type="float">
            <text:p>1.9030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27727" calcext:value-type="float">
            <text:p>0.92772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6713" calcext:value-type="float">
            <text:p>1.6671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993" calcext:value-type="float">
            <text:p>1.699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27598" calcext:value-type="float">
            <text:p>5.2759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735" calcext:value-type="float">
            <text:p>1.973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0216" calcext:value-type="float">
            <text:p>1.9021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0292" calcext:value-type="float">
            <text:p>1.7029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67969" calcext:value-type="float">
            <text:p>4.6796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8.5642" calcext:value-type="float">
            <text:p>8.564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61724" calcext:value-type="float">
            <text:p>0.6172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48625" calcext:value-type="float">
            <text:p>0.44862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229" calcext:value-type="float">
            <text:p>2.22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47913" calcext:value-type="float">
            <text:p>2.4791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07582" calcext:value-type="float">
            <text:p>1.0758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29814" calcext:value-type="float">
            <text:p>0.42981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8.44453" calcext:value-type="float">
            <text:p>8.4445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44155" calcext:value-type="float">
            <text:p>2.4415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05795" calcext:value-type="float">
            <text:p>0.50579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99737" calcext:value-type="float">
            <text:p>2.9973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27926" calcext:value-type="float">
            <text:p>2.2792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09448" calcext:value-type="float">
            <text:p>1.0944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94387" calcext:value-type="float">
            <text:p>5.9438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670848" calcext:value-type="float">
            <text:p>0.67084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18742" calcext:value-type="float">
            <text:p>5.1874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16336" calcext:value-type="float">
            <text:p>4.1633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64325" calcext:value-type="float">
            <text:p>5.6432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85207" calcext:value-type="float">
            <text:p>0.78520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02118" calcext:value-type="float">
            <text:p>0.20211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85202" calcext:value-type="float">
            <text:p>4.8520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83449" calcext:value-type="float">
            <text:p>1.8344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88258" calcext:value-type="float">
            <text:p>3.8825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1259" calcext:value-type="float">
            <text:p>2.125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93202" calcext:value-type="float">
            <text:p>0.49320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0505011" calcext:value-type="float">
            <text:p>0.050501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26361" calcext:value-type="float">
            <text:p>0.32636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25029" calcext:value-type="float">
            <text:p>0.22502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.99128" calcext:value-type="float">
            <text:p>6.9912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25898" calcext:value-type="float">
            <text:p>4.2589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852436" calcext:value-type="float">
            <text:p>0.85243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80698" calcext:value-type="float">
            <text:p>0.48069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93521" calcext:value-type="float">
            <text:p>0.99352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0531" calcext:value-type="float">
            <text:p>0.7053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98985" calcext:value-type="float">
            <text:p>0.29898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84401" calcext:value-type="float">
            <text:p>2.8440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52074" calcext:value-type="float">
            <text:p>2.5207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2818" calcext:value-type="float">
            <text:p>1.7281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90677" calcext:value-type="float">
            <text:p>2.9067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30067" calcext:value-type="float">
            <text:p>4.3006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26519" calcext:value-type="float">
            <text:p>2.2651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.28022" calcext:value-type="float">
            <text:p>6.2802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0304" calcext:value-type="float">
            <text:p>1.9030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6566" calcext:value-type="float">
            <text:p>1.76566</text:p>
          </table:table-cell>
          <table:table-cell office:value-type="float" office:value="7.8" calcext:value-type="float">
            <text:p>7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18:17:54.288944007</dc:date>
    <meta:document-statistic meta:table-count="1" meta:cell-count="49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249" svg:x="0.32cm" svg:y="0.18cm" svg:width="12.508cm" svg:height="8.64cm">
          <chartooo:coordinate-region svg:x="0.941cm" svg:y="0.379cm" svg:width="11.79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49" chart:class="chart:line">
            <chart:data-point chart:repeated="249"/>
          </chart:series>
          <chart:series chart:style-name="ch7" chart:values-cell-range-address="Sheet1.B1:Sheet1.B249" chart:class="chart:line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5164">
                <text:p>63.5164</text:p>
                <draw:g>
                  <svg:desc>Sheet1.A1:Sheet1.A249</svg:desc>
                </draw:g>
              </table:table-cell>
              <table:table-cell office:value-type="float" office:value="7.8">
                <text:p>7.8</text:p>
                <draw:g>
                  <svg:desc>Sheet1.B1:Sheet1.B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882">
                <text:p>2.3688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0007">
                <text:p>3.4000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0026">
                <text:p>3.0002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808">
                <text:p>0.1380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8592">
                <text:p>1.8859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9369">
                <text:p>3.5936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1282">
                <text:p>0.79128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211">
                <text:p>1.621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816">
                <text:p>1.5781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1101">
                <text:p>2.9110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33527">
                <text:p>0.053352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9966">
                <text:p>1.0996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7553">
                <text:p>4.2755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8337">
                <text:p>1.683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1685">
                <text:p>4.916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004">
                <text:p>6.80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4442">
                <text:p>3.6444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6796">
                <text:p>2.3679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003">
                <text:p>1.1500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7688">
                <text:p>2.7768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5848">
                <text:p>0.4758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6173">
                <text:p>1.261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494">
                <text:p>0.14249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4712">
                <text:p>1.947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7618">
                <text:p>7.1761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0734">
                <text:p>0.2607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9511">
                <text:p>0.8951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2304">
                <text:p>3.123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274">
                <text:p>1.72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0504">
                <text:p>1.405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8311">
                <text:p>0.7831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0748">
                <text:p>0.7607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9573">
                <text:p>1.095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2973">
                <text:p>1.929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89">
                <text:p>2.58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84031">
                <text:p>0.4840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018">
                <text:p>1.0801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8833">
                <text:p>0.2088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354">
                <text:p>0.535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4017">
                <text:p>3.1401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0133">
                <text:p>0.6401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1257">
                <text:p>1.9125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8685">
                <text:p>0.2886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913">
                <text:p>0.959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3651">
                <text:p>1.1365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7702">
                <text:p>7.5770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1178">
                <text:p>1.8117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8077">
                <text:p>4.1807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8313">
                <text:p>7.183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0151">
                <text:p>3.4015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8135">
                <text:p>2.681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9093">
                <text:p>1.9909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5833">
                <text:p>1.258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5029">
                <text:p>0.72502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9962">
                <text:p>1.399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5197">
                <text:p>3.2519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06378">
                <text:p>4.0637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419">
                <text:p>1.9641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7605">
                <text:p>1.176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0929">
                <text:p>0.48092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896">
                <text:p>3.989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8959">
                <text:p>5.4895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28009">
                <text:p>0.62800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2244">
                <text:p>3.7224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87136">
                <text:p>5.8713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7192">
                <text:p>1.5719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1765">
                <text:p>3.217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6061">
                <text:p>3.2606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99614">
                <text:p>9.9961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4093">
                <text:p>2.7409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39159">
                <text:p>5.3915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9678">
                <text:p>2.3967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87444">
                <text:p>0.78744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57686">
                <text:p>0.075768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2678">
                <text:p>0.97267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8001">
                <text:p>2.3800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8278">
                <text:p>2.8827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26448">
                <text:p>0.9264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7746">
                <text:p>0.98774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10774">
                <text:p>4.107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55324">
                <text:p>4.5532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2312">
                <text:p>1.823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44625">
                <text:p>0.4446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1623">
                <text:p>1.5162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75597">
                <text:p>4.7559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7826">
                <text:p>0.11782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12113">
                <text:p>3.121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015">
                <text:p>0.250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808">
                <text:p>0.6180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9037">
                <text:p>3.090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7534">
                <text:p>1.075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8515">
                <text:p>1.485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8256">
                <text:p>3.7825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2548">
                <text:p>1.925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8633">
                <text:p>0.5786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2869">
                <text:p>5.286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4377">
                <text:p>3.0437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8186">
                <text:p>1.7818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0045">
                <text:p>1.900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6942">
                <text:p>1.3694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40337">
                <text:p>4.403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5464">
                <text:p>0.24546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9868">
                <text:p>1.5986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3371">
                <text:p>0.98337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0334">
                <text:p>2.003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0293">
                <text:p>1.6029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6145">
                <text:p>0.461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04244">
                <text:p>0.50424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35515">
                <text:p>0.4355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7131">
                <text:p>2.671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2067">
                <text:p>3.206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677">
                <text:p>2.267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5054">
                <text:p>1.9505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5472">
                <text:p>2.0547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25541">
                <text:p>0.62554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37241">
                <text:p>0.63724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53068">
                <text:p>2.5306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2123">
                <text:p>1.5212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53845">
                <text:p>2.538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9729">
                <text:p>4.972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99077">
                <text:p>2.9907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5059">
                <text:p>2.505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0083">
                <text:p>1.6008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05169">
                <text:p>5.0516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3712">
                <text:p>1.037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9096">
                <text:p>0.75909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49831">
                <text:p>1.498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9403">
                <text:p>2.1940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4461">
                <text:p>3.2446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30037">
                <text:p>0.9300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22255">
                <text:p>0.4222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1246">
                <text:p>3.1124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8262">
                <text:p>0.2282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86295">
                <text:p>0.6862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9147">
                <text:p>6.7914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30794">
                <text:p>5.3079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1867">
                <text:p>2.7186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7979">
                <text:p>3.8797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49416">
                <text:p>2.4941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2197">
                <text:p>1.1219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029">
                <text:p>3.602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04634">
                <text:p>0.7046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27596">
                <text:p>0.032759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2935">
                <text:p>4.429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08409">
                <text:p>0.50840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48083">
                <text:p>0.44808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62716">
                <text:p>0.76271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0179">
                <text:p>2.9017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29496">
                <text:p>0.32949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53058">
                <text:p>4.530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6816">
                <text:p>1.5681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2226">
                <text:p>6.0222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60017">
                <text:p>0.56001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1274">
                <text:p>1.412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3946">
                <text:p>1.2394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8492">
                <text:p>1.6849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8753">
                <text:p>0.26875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4565">
                <text:p>1.345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69622">
                <text:p>0.76962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08426">
                <text:p>2.0842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8508">
                <text:p>1.850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45615">
                <text:p>1.456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6559">
                <text:p>0.38655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45607">
                <text:p>4.4560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72878">
                <text:p>0.97287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02184">
                <text:p>2.0218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80705">
                <text:p>4.807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0244">
                <text:p>8.024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9828">
                <text:p>1.4982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717">
                <text:p>0.1771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4768">
                <text:p>1.4476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76513">
                <text:p>3.765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08469">
                <text:p>0.40846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28633">
                <text:p>4.286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9536">
                <text:p>1.8953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4756">
                <text:p>2.7475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01715">
                <text:p>2.017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70452">
                <text:p>4.7045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4991">
                <text:p>2.49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63009">
                <text:p>0.76300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9696">
                <text:p>2.2969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9289">
                <text:p>1.8928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89756">
                <text:p>0.58975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45821">
                <text:p>2.4582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2459">
                <text:p>3.245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6897">
                <text:p>0.37689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8638">
                <text:p>1.7863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49166">
                <text:p>0.64916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33247">
                <text:p>5.3324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2703">
                <text:p>0.3270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08091">
                <text:p>9.080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2585">
                <text:p>1.725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96856">
                <text:p>0.39685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0307">
                <text:p>1.9030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27727">
                <text:p>0.92772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6713">
                <text:p>1.667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993">
                <text:p>1.699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27598">
                <text:p>5.275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735">
                <text:p>1.97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90216">
                <text:p>1.9021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70292">
                <text:p>1.7029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67969">
                <text:p>4.6796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5642">
                <text:p>8.564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1724">
                <text:p>0.6172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48625">
                <text:p>0.4486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229">
                <text:p>2.22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47913">
                <text:p>2.479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7582">
                <text:p>1.0758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29814">
                <text:p>0.42981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4453">
                <text:p>8.4445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44155">
                <text:p>2.441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05795">
                <text:p>0.5057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9737">
                <text:p>2.997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27926">
                <text:p>2.2792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9448">
                <text:p>1.094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94387">
                <text:p>5.9438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6937">
                <text:p>1.69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70848">
                <text:p>0.6708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18742">
                <text:p>5.1874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88">
                <text:p>1.48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16336">
                <text:p>4.1633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64325">
                <text:p>5.643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85207">
                <text:p>0.78520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02118">
                <text:p>0.20211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85202">
                <text:p>4.8520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3449">
                <text:p>1.8344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88258">
                <text:p>3.882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1259">
                <text:p>2.125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93202">
                <text:p>0.49320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505011">
                <text:p>0.050501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26361">
                <text:p>0.32636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5029">
                <text:p>0.22502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99128">
                <text:p>6.9912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25898">
                <text:p>4.258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52436">
                <text:p>0.85243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80698">
                <text:p>0.4806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3521">
                <text:p>0.99352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0531">
                <text:p>0.705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98985">
                <text:p>0.2989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84401">
                <text:p>2.8440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52074">
                <text:p>2.520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2818">
                <text:p>1.7281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0677">
                <text:p>2.9067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30067">
                <text:p>4.3006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26519">
                <text:p>2.2651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28022">
                <text:p>6.2802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0304">
                <text:p>1.903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6566">
                <text:p>1.76566</text:p>
              </table:table-cell>
              <table:table-cell office:value-type="float" office:value="7.8">
                <text:p>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